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tate and invoice.invoice_address.state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date=True, language=(invoice.party.lang and invoice.party.lang.code or 'en_US')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digits=line.unit.digits, language=(invoice.party.lang and invoice.party.lang.code or 'en_US')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(formatLang(line.unit_price, language=(invoice.party.lang and invoice.party.lang.code or 'en_US')) + ' ' + invoic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digits=invoice.currency.digits, language=(invoice.party.lang and invoice.party.lang.code or 'en_US')) + ' ' + invoice.currency.symbol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digits=invoice.currency.digits, language=(invoice.party.lang and invoice.party.lang.code or 'en_US')) + ' ' + invoic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date=True, language=(invoice.party.lang and invoice.party.lang.code or 'en_US'))&gt;</text:placeholder></text:p>
          </table:table-cell>
          <table:table-cell table:style-name="Table5.A3" office:value-type="string">
            <text:p text:style-name="P4"><text:placeholder text:placeholder-type="text">&lt;(line.amount_second_currency and formatLang(line.amount_second_currency, digits=invoice.currency.digits, language=(invoice.party.lang and invoice.party.lang.code or 'en_US')) or formatLang(line.debit - line.credit, digits=invoice.currency.digits, language=(invoice.party.lang and invoice.party.lang.code or 'en_US'))) + ' ' + invoice.currency.symbol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8-26T18:29:5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70" meta:word-count="21" meta:character-count="196"/>
  </office:meta>
</office:document-meta>
</file>